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202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6366in"/>
    </style:style>
    <style:style style:name="co14" style:family="table-column">
      <style:table-column-properties fo:break-before="auto" style:column-width="0.1291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0.3209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0.355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80" style:family="table-cell" style:parent-style-name="Default">
      <style:table-cell-properties fo:background-color="#e8f2a1" fo:padding="0.028in"/>
    </style:style>
    <style:style style:name="ce76" style:family="table-cell" style:parent-style-name="Default">
      <style:table-cell-properties fo:background-color="#fff5ce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8862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7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1]" office:value-type="float" office:value="4.17" calcext:value-type="float">
            <text:p>4.17</text:p>
          </table:table-cell>
          <table:table-cell table:style-name="ce124" table:formula="of:=[.E61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table:formula="of:=[.D99]" office:value-type="float" office:value="10.07" calcext:value-type="float">
            <text:p>10.07</text:p>
          </table:table-cell>
          <table:table-cell table:style-name="ce124" table:formula="of:=[.E99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10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1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15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16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66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68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98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7]" office:value-type="float" office:value="9.34" calcext:value-type="float">
            <text:p>9.34</text:p>
          </table:table-cell>
          <table:table-cell table:style-name="ce124" table:formula="of:=[.E217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27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9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1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2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3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8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41]" office:value-type="float" office:value="4.08" calcext:value-type="float">
            <text:p>4.08</text:p>
          </table:table-cell>
          <table:table-cell table:style-name="ce124" table:formula="of:=[.E241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4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09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3" calcext:value-type="float">
            <text:p>5.2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70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7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1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9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07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13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0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1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43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44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49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5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59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70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34" calcext:value-type="float">
            <text:p>18.33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2" calcext:value-type="float">
            <text:p>18.3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35" calcext:value-type="float">
            <text:p>18.3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5" calcext:value-type="float">
            <text:p>2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4" calcext:value-type="float">
            <text:p>18.3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6" calcext:value-type="float">
            <text:p>23.1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5" calcext:value-type="float">
            <text:p>18.3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7" calcext:value-type="float">
            <text:p>23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6" calcext:value-type="float">
            <text:p>18.3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421" calcext:value-type="float">
            <text:p>18.42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3" calcext:value-type="float">
            <text:p>15.1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1" calcext:value-type="float">
            <text:p>27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4" calcext:value-type="float">
            <text:p>27.2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5" calcext:value-type="float">
            <text:p>2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3.225" calcext:value-type="float">
            <text:p>23.2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8.289" calcext:value-type="float">
            <text:p>2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95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78"/>
      </table:named-expressions>
      <table:database-ranges>
        <table:database-range table:name="SortierRange" table:target-range-address="Parallelstellen.C2:Parallelstellen.AM778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78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4-09-01T17:36:38.840763829</dc:date>
    <meta:editing-duration>P7DT10H39M48S</meta:editing-duration>
    <meta:editing-cycles>781</meta:editing-cycles>
    <meta:generator>LibreOffice/7.4.7.2$Linux_X86_64 LibreOffice_project/40$Build-2</meta:generator>
    <meta:document-statistic meta:table-count="1" meta:cell-count="483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